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9-2014</text:p>
      <text:p text:style-name="P44"><text:span text:style-name="T5">Maturín, </text:span><text:span text:style-name="Fuente_20_de_20_párrafo_20_predeter."><text:span text:style-name="T3">08</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2-2014</text:span><text:span text:style-name="T14"> </text:span><text:span text:style-name="T8">DE FECHA 07-04-2014</text:span></text:p>
      <text:p text:style-name="P36"/>
      <text:p text:style-name="P29"><text:span text:style-name="T8">OBJETO: </text:span><text:span text:style-name="T9">Adquisición de materiales para acondicionamiento de las áreas de Recepción, Recursos Humanos y Dirección de Control de la Administración Descentralizada pertenecientes a éste Órgano Contralor.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DECOMADERAS MATURÍN,C.A<text:line-break/>- Oferta "B": MADERAS LECHERIA,C.A<text:line-break/>- Oferta "C": MADERERA MONAGAS,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DECOMADERAS MATURÃN,C.A</text:span></text:p>
          </table:table-cell>
          <table:table-cell table:style-name="Tabla3.A3" office:value-type="string">
            <text:p text:style-name="P49">Oferta mas Economica<text:line-break/><text:line-break/>Monto oferta "A"</text:p>
          </table:table-cell>
          <table:table-cell table:style-name="Tabla3.A3" office:value-type="string">
            <text:p text:style-name="P49">82.895,3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MADERAS LECHERIA,C.A</text:span></text:p>
          </table:table-cell>
          <table:table-cell table:style-name="Tabla3.A3" office:value-type="string">
            <text:p text:style-name="P49">Oferta mas Economica<text:line-break/><text:line-break/>Monto oferta "B"</text:p>
          </table:table-cell>
          <table:table-cell table:style-name="Tabla3.A3" office:value-type="string">
            <text:p text:style-name="P49">82.895,35<text:line-break/><text:line-break/><text:line-break/>148.491,28</text:p>
          </table:table-cell>
          <table:table-cell table:style-name="Tabla3.A3" office:value-type="string">
            <text:p text:style-name="P49">0,56</text:p>
          </table:table-cell>
          <table:table-cell table:style-name="Tabla3.A3" office:value-type="string">
            <text:p text:style-name="P50">40</text:p>
          </table:table-cell>
          <table:table-cell table:style-name="Tabla3.F3" office:value-type="string">
            <text:p text:style-name="P4">22,33</text:p>
          </table:table-cell>
        </table:table-row>
        <table:table-row>
          <table:table-cell table:style-name="Tabla3.A3" office:value-type="string">
            <text:p text:style-name="P5"><text:span text:style-name="T11"/><text:span text:style-name="T13">"C": MADERERA MONAGAS,C.A</text:span></text:p>
          </table:table-cell>
          <table:table-cell table:style-name="Tabla3.A3" office:value-type="string">
            <text:p text:style-name="P49">Oferta mas Economica<text:line-break/><text:line-break/>Monto oferta "C"</text:p>
          </table:table-cell>
          <table:table-cell table:style-name="Tabla3.A3" office:value-type="string">
            <text:p text:style-name="P49">82.895,35<text:line-break/><text:line-break/><text:line-break/>82.895,35</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DECOMADERAS MATURÍ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MADERAS LECHERIA,C.A</text:p>
          </table:table-cell>
          <table:table-cell table:style-name="Tabla1.A2" office:value-type="string">
            <text:p text:style-name="P42">60</text:p>
          </table:table-cell>
          <table:table-cell table:style-name="Tabla1.A2" office:value-type="string">
            <text:p text:style-name="P42">22,33</text:p>
          </table:table-cell>
          <table:table-cell table:style-name="Tabla1.A1" office:value-type="string">
            <text:p text:style-name="P3">82,33</text:p>
          </table:table-cell>
        </table:table-row>
        <table:table-row table:style-name="Tabla1.4">
          <table:table-cell table:style-name="Tabla1.A2" office:value-type="string">
            <text:p text:style-name="P2">"C"</text:p>
          </table:table-cell>
          <table:table-cell table:style-name="Tabla1.A2" office:value-type="string">
            <text:p text:style-name="P42">MADERERA MONAGAS,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ADERAS LECHERÍA, C.A., MADERERA MONAGAS, C.A. y  DECOMADERAS MATURÍN, C.A,quienes son líderes en el suministro de Maderas, Drywall, Contraenchapados, herramientas profesionales, materiales de carpintería, ferretería General., de las cuales  MADERAS LECHERÍA, C.A., y  MADERERA MONAGAS, C.A presentaron ofertas, de igual manera se efectuó la revisión y análisis de la documentación contenida en cada expediente administrativo, a la luz de la normativa legal vigente, esta Dirección concluye que en el caso bajo análisis, las empresas participantes cumplen con las especificaciones técnicas establecidas en las invitaciones, ofreciendo calidad de servicio, tiempo de respuesta, ademas de contar con la disponibilidad necesaria ajustada a los requerimientos realizados por éste Órgano Contralor.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s empresas MADERAS LECHERÍA, C.A., y  MADERERA MONAGAS, C.A., califican como ganadoras en el presente procedimiento de selección de contratistas, por ofrecer ofertas económicas ajustadas los requerimientos realizados acompañado de excelente calidad en los productos ofertados,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12-2014 para la Adquisición de materiales para acondicionamiento de las áreas de Recepción, Recursos Humanos y Dirección de Control de la Administración Descentralizada pertenecientes a éste Órgano Contralor., a las empresas MADERAS LECHERÍA, C.A., Rif J-31516914-2  por un monto de CIENTO CUARENTA Y OCHO MIL CUATROCIENTOS NOVENTA Y UNO CON VEINTIOCHO CÉNTIMOS  (Bs 148.491,28) y a  MADERERA MONAGAS, C.A. Rif J-08005379-6 por u monto de OCHENTA Y DOS MIL OCHOCIENTOS NOVENTA Y CINCO CON TREINTA Y CINCO CÉNTIMOS (Bs. 82.895,35)</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